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rect draw:style-name="gr1" draw:text-style-name="P2" xml:id="id1" draw:id="id1" draw:layer="layout" svg:width="4.213cm" svg:height="1.235cm" svg:x="7.2cm" svg:y="2.165cm">
          <text:p text:style-name="P1"><text:span text:style-name="T1">havePublicSlide?</text:span></text:p>
          <text:p text:style-name="P1"><text:span text:style-name="T1">(check referTo) </text:span></text:p>
        </draw:rect>
        <draw:rect draw:style-name="gr1" draw:text-style-name="P2" xml:id="id2" draw:id="id2" draw:layer="layout" svg:width="4.1cm" svg:height="3.8cm" svg:x="3.8cm" svg:y="4.8cm">
          <text:p text:style-name="P2">make it public</text:p>
          <text:p text:style-name="P2">(public = true)</text:p>
          <text:p text:style-name="P2">ensure referTo = 0</text:p>
          <text:p text:style-name="P2">change moderator</text:p>
          <text:p text:style-name="P2">add new author</text:p>
          <text:p text:style-name="P2">Update last added</text:p>
        </draw:rect>
        <draw:rect draw:style-name="gr1" draw:text-style-name="P2" draw:layer="layout" svg:width="6cm" svg:height="3.788cm" svg:x="10.1cm" svg:y="4.612cm">
          <text:p text:style-name="P2">Get public slide</text:p>
          <text:p text:style-name="P2">Delete <text:s/>slideContent in public </text:p>
          <text:p text:style-name="P2">Set slideContent from private</text:p>
          <text:p text:style-name="P2">Change title, department, level</text:p>
          <text:p text:style-name="P2">Add last author from private</text:p>
          <text:p text:style-name="P2">Delete private</text:p>
          <text:p text:style-name="P2">Update last added</text:p>
        </draw:rect>
        <draw:connector draw:style-name="gr2" draw:text-style-name="P1" draw:layer="layout" draw:type="line" svg:x1="9.306cm" svg:y1="3.4cm" svg:x2="5.85cm" svg:y2="4.8cm" draw:start-shape="id1" draw:start-glue-point="2" draw:end-shape="id2" draw:end-glue-point="0" svg:d="m9306 3400-3456 1400">
          <text:p text:style-name="P1">no</text:p>
        </draw:connector>
        <draw:line draw:style-name="gr2" draw:text-style-name="P1" draw:layer="layout" svg:x1="9.3cm" svg:y1="3.4cm" svg:x2="12.6cm" svg:y2="4.7cm">
          <text:p text:style-name="P1">yes</text:p>
        </draw:line>
        <draw:frame draw:style-name="gr3" draw:layer="layout" svg:width="13.7cm" svg:height="0.962cm" svg:x="1.4cm" svg:y="1.2cm">
          <draw:text-box>
            <text:p>Moderator – private confirm sli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ołaj Sochacki</meta:initial-creator>
    <meta:creation-date>2012-11-02T13:37:55</meta:creation-date>
    <dc:date>2012-11-02T14:27:02</dc:date>
    <dc:creator>Mikołaj Sochacki</dc:creator>
    <meta:editing-duration>PT6M51S</meta:editing-duration>
    <meta:editing-cycles>1</meta:editing-cycles>
    <meta:document-statistic meta:object-count="6"/>
    <meta:generator>LibreOffice/3.5$Linux_x86 LibreOffice_project/350m1$Build-2</meta:generator>
  </office:meta>
</office:document-meta>
</file>